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16pt" fo:font-weight="bold" officeooo:rsid="0009ffed" officeooo:paragraph-rsid="0009ffe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size="12pt" fo:font-weight="bold" officeooo:rsid="0009ffed" officeooo:paragraph-rsid="0009ffe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2pt" fo:font-weight="bold" officeooo:rsid="000d2705" officeooo:paragraph-rsid="000d270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09ffed" officeooo:paragraph-rsid="0009ffed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" fo:font-size="12pt" fo:font-weight="normal" officeooo:rsid="0009ffed" officeooo:paragraph-rsid="0009ffed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Bitstream Vera Sans" fo:font-size="12pt" fo:font-weight="normal" officeooo:rsid="0009ffed" officeooo:paragraph-rsid="0009ffe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0d2705" officeooo:paragraph-rsid="000d270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Bitstream Vera Sans" fo:font-size="12pt" fo:font-weight="normal" officeooo:rsid="000d2705" officeooo:paragraph-rsid="000d270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" fo:font-size="14pt" fo:font-weight="bold" officeooo:rsid="0009ffed" officeooo:paragraph-rsid="0009ffe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" fo:font-size="18pt" fo:font-weight="bold" officeooo:rsid="0009ffed" officeooo:paragraph-rsid="0009ffe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d2705" officeooo:paragraph-rsid="000d2705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0d2705" officeooo:paragraph-rsid="000d2705"/>
    </style:style>
    <style:style style:name="P13" style:family="paragraph" style:parent-style-name="Standard" style:list-style-name="L7">
      <style:paragraph-properties fo:text-align="justify" style:justify-single-word="false"/>
      <style:text-properties officeooo:rsid="000d2705" officeooo:paragraph-rsid="000d2705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d2705" officeooo:paragraph-rsid="000d270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eb46f" officeooo:paragraph-rsid="000d270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d2705" officeooo:paragraph-rsid="000d270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eb46f" officeooo:paragraph-rsid="000eb46f" style:font-weight-asian="normal" style:font-weight-complex="normal"/>
    </style:style>
    <style:style style:name="P18" style:family="paragraph" style:parent-style-name="Standard" style:list-style-name="L10">
      <style:paragraph-properties fo:text-align="justify" style:justify-single-word="false"/>
      <style:text-properties fo:font-weight="normal" officeooo:rsid="000eb46f" officeooo:paragraph-rsid="000eb46f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0d2705"/>
    </style:style>
    <style:style style:name="P20" style:family="paragraph" style:parent-style-name="Standard">
      <style:paragraph-properties fo:text-align="justify" style:justify-single-word="false"/>
      <style:text-properties officeooo:paragraph-rsid="000d2705"/>
    </style:style>
    <style:style style:name="P21" style:family="paragraph" style:parent-style-name="Standard" style:list-style-name="L7">
      <style:paragraph-properties fo:text-align="justify" style:justify-single-word="false"/>
      <style:text-properties officeooo:paragraph-rsid="000d2705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0f4198" officeooo:paragraph-rsid="000f4198" style:font-size-asian="12.25pt" style:font-weight-asian="bold" style:font-size-complex="14pt" style:font-weight-complex="bold"/>
    </style:style>
    <style:style style:name="P23" style:family="paragraph" style:parent-style-name="Standard" style:list-style-name="L11">
      <style:paragraph-properties fo:text-align="justify" style:justify-single-word="false"/>
      <style:text-properties fo:font-size="12pt" fo:font-weight="normal" officeooo:rsid="000f4198" officeooo:paragraph-rsid="000f419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fo:font-size="14pt" fo:font-weight="bold" officeooo:rsid="000f4198" officeooo:paragraph-rsid="000f4198" style:font-size-asian="12.25pt" style:font-weight-asian="bold" style:font-size-complex="14pt" style:font-weight-complex="bold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Bitstream Vera Sans" fo:font-size="12pt" fo:font-weight="normal" officeooo:rsid="000d2705" style:font-size-asian="10.5pt" style:font-weight-asian="normal" style:font-size-complex="12pt" style:font-weight-complex="normal"/>
    </style:style>
    <style:style style:name="T4" style:family="text">
      <style:text-properties style:font-name="Bitstream Vera Sans"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e-ify Business Plan</text:p>
      <text:p text:style-name="P1"/>
      <text:p text:style-name="P1"/>
      <text:p text:style-name="P9">1. Sales Plan</text:p>
      <text:p text:style-name="P9"/>
      <text:p text:style-name="P2">1.1. Targets</text:p>
      <text:p text:style-name="P2"/>
      <text:list xml:id="list8257604577104044536" text:style-name="L1">
        <text:list-item>
          <text:p text:style-name="P5">At least 10000 users first year</text:p>
        </text:list-item>
        <text:list-item>
          <text:p text:style-name="P5">First 100 paying customers in 2 years</text:p>
        </text:list-item>
        <text:list-item>
          <text:p text:style-name="P5">Over 1million users in 5 years</text:p>
        </text:list-item>
        <text:list-item>
          <text:p text:style-name="P5">At least 10000 paying customers in 5 years</text:p>
        </text:list-item>
      </text:list>
      <text:p text:style-name="P4"/>
      <text:p text:style-name="P2">1.2. Audience</text:p>
      <text:p text:style-name="P2"/>
      <text:list xml:id="list6505400009107491292" text:style-name="L2">
        <text:list-item>
          <text:p text:style-name="P6">Targeted at productivity enthusiasts</text:p>
        </text:list-item>
        <text:list-item>
          <text:p text:style-name="P6">Businesses and business people</text:p>
        </text:list-item>
      </text:list>
      <text:p text:style-name="P4"/>
      <text:p text:style-name="P3">1.3. Marketing</text:p>
      <text:p text:style-name="P3"/>
      <text:list xml:id="list2608275883343498204" text:style-name="L3">
        <text:list-item>
          <text:p text:style-name="P8">Online – facebook, google, productivity related blogs</text:p>
        </text:list-item>
        <text:list-item>
          <text:p text:style-name="P8">App stores (iOS, Android)</text:p>
        </text:list-item>
        <text:list-item>
          <text:p text:style-name="P8">Deals with phone vendors</text:p>
        </text:list-item>
      </text:list>
      <text:p text:style-name="P7"/>
      <text:p text:style-name="P3">1.4. Budget plan</text:p>
      <text:p text:style-name="P3"/>
      <text:list xml:id="list1160510799195362799" text:style-name="L4">
        <text:list-item>
          <text:p text:style-name="P19"><text:span text:style-name="T3">Small team to maintain and enhance the backend + frontend. Outsource integration on mobile (iOS + Android).</text:span></text:p>
        </text:list-item>
        <text:list-item>
          <text:p text:style-name="P19"><text:span text:style-name="T3">3-5 people in local Romanian team =&gt; ~8000euro/month</text:span></text:p>
        </text:list-item>
        <text:list-item>
          <text:p text:style-name="P12"><text:span text:style-name="T2">Local offices and supplies =&gt; ~2000euro/month</text:span></text:p>
        </text:list-item>
        <text:list-item>
          <text:p text:style-name="P12"><text:span text:style-name="T2">Outsourcing mobile =&gt; ~2000euro/month</text:span></text:p>
        </text:list-item>
      </text:list>
      <text:p text:style-name="P11"><text:span text:style-name="T2"/></text:p>
      <text:p text:style-name="P14"><text:span text:style-name="T4">1.5. Business plan</text:span></text:p>
      <text:p text:style-name="P16"><text:span text:style-name="T4"/></text:p>
      <text:p text:style-name="P20"><text:span text:style-name="T3">There will be multiple tiers of use:</text:span></text:p>
      <text:list xml:id="list6061536881729726808" text:style-name="L7">
        <text:list-item>
          <text:p text:style-name="P21"><text:span text:style-name="T3">Free use will allow for 1000 personal notes, in up to 3 levels, and sharing them with up to 10 people</text:span></text:p>
        </text:list-item>
        <text:list-item>
          <text:p text:style-name="P13"><text:span text:style-name="T2">First tier will allow unlimited notes and unlimited levels</text:span></text:p>
        </text:list-item>
        <text:list-item>
          <text:p text:style-name="P13"><text:span text:style-name="T2">Second tier allows syncing and sharing notes between unlimited people (broadcasting)</text:span></text:p>
        </text:list-item>
        <text:list-item>
          <text:p text:style-name="P13"><text:span text:style-name="T2">Third tier will pay for integration with other services and an API they can use for their custom tools.</text:span></text:p>
        </text:list-item>
      </text:list>
      <text:p text:style-name="P11"><text:span text:style-name="T2"/></text:p>
      <text:p text:style-name="P14"><text:span text:style-name="T4">1.6. Future development</text:span></text:p>
      <text:p text:style-name="P15"><text:span text:style-name="T4"/></text:p>
      <text:p text:style-name="P17"><text:span text:style-name="T4">Cutting edge technologies could be used to improve the way notes are taken:</text:span></text:p>
      <text:list xml:id="list8603005742233209222" text:style-name="L10">
        <text:list-item>
          <text:p text:style-name="P18"><text:span text:style-name="T4">Speech-to-text for dictating notes (once reliable enough)</text:span></text:p>
        </text:list-item>
        <text:list-item>
          <text:p text:style-name="P18"><text:span text:style-name="T4">Machine learning for automatically creating notes and/or adding information from context.</text:span></text:p>
        </text:list-item>
      </text:list>
      <text:p text:style-name="P17"><text:span text:style-name="T4"/></text:p>
      <text:p text:style-name="P24"><text:span text:style-name="T1">2. Sales Pitch Ideas</text:span></text:p>
      <text:p text:style-name="P22"><text:span text:style-name="T1"/></text:p>
      <text:list xml:id="list354502665488880308" text:style-name="L11">
        <text:list-item>
          <text:p text:style-name="P23"><text:span text:style-name="T1">Quick interface (shortcuts in web interface, gestures on mobile).</text:span></text:p>
        </text:list-item>
        <text:list-item>
          <text:p text:style-name="P23"><text:span text:style-name="T1">Lightweight – fast app loading and displaying of information.</text:span></text:p>
        </text:list-item>
        <text:list-item>
          <text:p text:style-name="P23"><text:span text:style-name="T1">Local caching – doesn’t require an active internet connection to take a note – it will sync automatically when internet is restored.</text:span></text:p>
        </text:list-item>
        <text:list-item>
          <text:p text:style-name="P23"><text:span text:style-name="T1">Powerful note structure – simply transform a basic note into a more complex set of notes if needed while keeping information cohesi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07:30.560015817</meta:creation-date>
    <dc:date>2017-05-31T15:29:29.994440422</dc:date>
    <meta:editing-duration>PT21M56S</meta:editing-duration>
    <meta:editing-cycles>7</meta:editing-cycles>
    <meta:generator>LibreOffice/5.2.2.2$Linux_X86_64 LibreOffice_project/20m0$Build-2</meta:generator>
    <meta:document-statistic meta:table-count="0" meta:image-count="0" meta:object-count="0" meta:page-count="2" meta:paragraph-count="34" meta:word-count="288" meta:character-count="1718" meta:non-whitespace-character-count="1482"/>
  </office:meta>
</office:document-meta>
</file>